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an 31</text:span></text:p>
      <text:list xml:id="list2568647668" text:style-name="WWNum1">
        <text:list-item>
          <text:p text:style-name="P1">Can consider Git hub (instead of google docs)</text:p>
        </text:list-item>
        <text:list-item>
          <text:p text:style-name="P1">Lab notebooks - activity, codes, etc. share with Avril (send agenda before next meetings)</text:p>
        </text:list-item>
        <text:list-item>
          <text:p text:style-name="P1">Scripts as another document</text:p>
        </text:list-item>
        <text:list-item>
          <text:p text:style-name="P1">Draft research questions</text:p>
          <text:list>
            <text:list-item>
              <text:p text:style-name="P2">Maybe gut microbiome in columbia</text:p>
            </text:list-item>
          </text:list>
        </text:list-item>
        <text:list-item>
          <text:p text:style-name="P1">Can also combine datasets (possibility: compare with the Tanzania dataset)</text:p>
        </text:list-item>
        <text:list-item>
          <text:p text:style-name="P1">Additional analyses - tools beyond course content that could be explored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64" meta:character-count="376" meta:non-whitespace-character-count="327"/>
    <meta:generator>LibreOfficeDev/6.0.5.2$Linux_X86_64 LibreOffice_project/</meta:generator>
  </office:meta>
</office:document-meta>
</file>